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B000000024C4E3A58.jpg" manifest:media-type="image/jpeg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Tahoma1" svg:font-family="Tahoma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5" style:family="paragraph" style:parent-style-name="Standard">
      <style:paragraph-properties fo:text-align="end" style:justify-single-word="false"/>
      <style:text-properties fo:font-size="18pt" style:font-size-asian="18pt" style:font-size-complex="18pt"/>
    </style:style>
    <style:style style:name="P6" style:family="paragraph" style:parent-style-name="Standard">
      <style:text-properties fo:font-size="18pt" style:text-underline-style="solid" style:text-underline-width="auto" style:text-underline-color="font-color" style:font-size-asian="18pt" style:font-size-complex="18pt"/>
    </style:style>
    <style:style style:name="P7" style:family="paragraph" style:parent-style-name="Standard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text-properties fo:font-size="14pt" officeooo:rsid="00232458" officeooo:paragraph-rsid="00232458" style:font-size-asian="14pt" style:font-size-complex="14pt"/>
    </style:style>
    <style:style style:name="P12" style:family="paragraph" style:parent-style-name="Standard">
      <style:text-properties fo:font-size="14pt" officeooo:rsid="002e01fa" officeooo:paragraph-rsid="00232458" style:font-size-asian="14pt" style:font-size-complex="14pt"/>
    </style:style>
    <style:style style:name="P13" style:family="paragraph" style:parent-style-name="Standard">
      <style:text-properties fo:font-size="14pt" officeooo:rsid="0031eb84" officeooo:paragraph-rsid="0031eb84" style:font-size-asian="14pt" style:font-size-complex="14pt"/>
    </style:style>
    <style:style style:name="P14" style:family="paragraph" style:parent-style-name="Standard">
      <style:text-properties style:font-name="Times New Roman" fo:font-size="14pt" style:font-size-asian="14pt" style:font-size-complex="14pt"/>
    </style:style>
    <style:style style:name="P15" style:family="paragraph" style:parent-style-name="Standard">
      <style:paragraph-properties fo:text-align="justify" style:justify-single-word="false" fo:orphans="2" fo:widows="2" fo:hyphenation-ladder-count="no-limit"/>
      <style:text-properties style:font-name="Times New Roman" fo:font-size="14pt" officeooo:rsid="0015af41" officeooo:paragraph-rsid="0015af41" style:font-size-asian="14pt" style:font-size-complex="14pt" fo:hyphenate="true" fo:hyphenation-remain-char-count="2" fo:hyphenation-push-char-count="2"/>
    </style:style>
    <style:style style:name="P16" style:family="paragraph" style:parent-style-name="Standard">
      <style:paragraph-properties fo:text-align="justify" style:justify-single-word="false" fo:orphans="2" fo:widows="2" fo:hyphenation-ladder-count="no-limit"/>
      <style:text-properties style:font-name="Times New Roman" fo:font-size="14pt" officeooo:rsid="00174751" officeooo:paragraph-rsid="00174751" style:font-size-asian="14pt" style:font-size-complex="14pt" fo:hyphenate="true" fo:hyphenation-remain-char-count="2" fo:hyphenation-push-char-count="2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8" style:family="paragraph" style:parent-style-name="Standard">
      <style:paragraph-properties fo:text-align="justify" style:justify-single-word="false" fo:orphans="2" fo:widows="2" fo:hyphenation-ladder-count="no-limit"/>
      <style:text-properties style:font-name="Times New Roman" fo:font-size="14pt" officeooo:paragraph-rsid="0015af41" style:font-size-asian="14pt" style:font-size-complex="14pt" fo:hyphenate="true" fo:hyphenation-remain-char-count="2" fo:hyphenation-push-char-count="2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style:letter-kerning="false" style:font-name-asian="Times New Roman1" style:font-size-asian="14pt" style:font-name-complex="TimesNewRomanPSMT" style:font-size-complex="14pt"/>
    </style:style>
    <style:style style:name="P21" style:family="paragraph" style:parent-style-name="Standard">
      <style:paragraph-properties fo:text-align="justify" style:justify-single-word="false" fo:orphans="2" fo:widows="2" fo:hyphenation-ladder-count="no-limit"/>
      <style:text-properties style:font-name="Times New Roman" fo:font-size="14pt" officeooo:rsid="00174751" officeooo:paragraph-rsid="00174751" style:letter-kerning="false" style:font-name-asian="Times New Roman1" style:font-size-asian="14pt" style:font-name-complex="TimesNewRomanPSMT" style:font-size-complex="14pt" fo:hyphenate="true" fo:hyphenation-remain-char-count="2" fo:hyphenation-push-char-count="2"/>
    </style:style>
    <style:style style:name="P22" style:family="paragraph" style:parent-style-name="Standard">
      <style:paragraph-properties fo:text-align="justify" style:justify-single-word="false" fo:orphans="2" fo:widows="2" fo:hyphenation-ladder-count="no-limit"/>
      <style:text-properties style:font-name="Times New Roman" fo:font-size="26pt" officeooo:rsid="0015af41" officeooo:paragraph-rsid="0015af41" style:font-size-asian="26pt" style:font-size-complex="26pt" fo:hyphenate="true" fo:hyphenation-remain-char-count="2" fo:hyphenation-push-char-count="2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>
      <style:paragraph-properties fo:text-align="justify" style:justify-single-word="false"/>
      <style:text-properties officeooo:rsid="0019f324" officeooo:paragraph-rsid="0019f324"/>
    </style:style>
    <style:style style:name="P25" style:family="paragraph" style:parent-style-name="Standard">
      <style:text-properties officeooo:rsid="001f41ea" officeooo:paragraph-rsid="001f41ea"/>
    </style:style>
    <style:style style:name="P26" style:family="paragraph" style:parent-style-name="Standard">
      <style:text-properties officeooo:rsid="002d589b" officeooo:paragraph-rsid="002d589b"/>
    </style:style>
    <style:style style:name="P27" style:family="paragraph" style:parent-style-name="Standard">
      <style:paragraph-properties fo:margin-left="0.5in" fo:margin-right="0in" fo:text-align="center" style:justify-single-word="false" fo:text-indent="0in" style:auto-text-indent="false"/>
      <style:text-properties fo:font-size="18pt" style:font-size-asian="18pt" style:font-size-complex="18pt"/>
    </style:style>
    <style:style style:name="P28" style:family="paragraph" style:parent-style-name="Standard" style:master-page-name="Standard">
      <style:paragraph-properties fo:text-align="center" style:justify-single-word="false" style:page-number="auto"/>
    </style:style>
    <style:style style:name="P29" style:family="paragraph" style:parent-style-name="Standard" style:list-style-name="WWNum1">
      <style:paragraph-properties fo:text-align="justify" style:justify-single-word="false">
        <style:tab-stops>
          <style:tab-stop style:position="0.5in"/>
        </style:tab-stops>
      </style:paragraph-properties>
      <style:text-properties style:font-name="Times New Roman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P30" style:family="paragraph" style:parent-style-name="Standard" style:list-style-name="WWNum2">
      <style:paragraph-properties>
        <style:tab-stops>
          <style:tab-stop style:position="0.5in"/>
        </style:tab-stops>
      </style:paragraph-properties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P31" style:family="paragraph" style:parent-style-name="Standard" style:list-style-name="WWNum3">
      <style:paragraph-properties>
        <style:tab-stops>
          <style:tab-stop style:position="0.5in"/>
        </style:tab-stops>
      </style:paragraph-properties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P32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officeooo:rsid="0011dde1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officeooo:rsid="00153c09" style:font-size-asian="20pt" style:font-size-complex="2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officeooo:rsid="001388b7" style:font-size-asian="28pt" style:font-size-complex="2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191b43" style:font-size-asian="14pt" style:font-size-complex="14pt"/>
    </style:style>
    <style:style style:name="T9" style:family="text">
      <style:text-properties fo:font-size="14pt" officeooo:rsid="0019876a" style:font-size-asian="14pt" style:font-size-complex="14pt"/>
    </style:style>
    <style:style style:name="T10" style:family="text">
      <style:text-properties fo:font-size="14pt" officeooo:rsid="0019c669" style:font-size-asian="14pt" style:font-size-complex="14pt"/>
    </style:style>
    <style:style style:name="T11" style:family="text">
      <style:text-properties fo:font-size="14pt" officeooo:rsid="0019f324" style:font-size-asian="14pt" style:font-size-complex="14pt"/>
    </style:style>
    <style:style style:name="T12" style:family="text">
      <style:text-properties fo:font-size="14pt" officeooo:rsid="001a81f2" style:font-size-asian="14pt" style:font-size-complex="14pt"/>
    </style:style>
    <style:style style:name="T13" style:family="text">
      <style:text-properties fo:font-size="14pt" officeooo:rsid="001c813a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name-complex="Arial1" style:font-style-complex="italic"/>
    </style:style>
    <style:style style:name="T16" style:family="text">
      <style:text-properties fo:font-style="italic" officeooo:rsid="0015af41" style:letter-kerning="false" style:font-name-asian="Times New Roman1" style:font-style-asian="italic" style:font-name-complex="TimesNewRomanPSMT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style:text-position="super 58%" style:font-name-complex="Arial1"/>
    </style:style>
    <style:style style:name="T19" style:family="text">
      <style:text-properties style:text-position="super 58%" style:font-name-complex="OpenSymbol"/>
    </style:style>
    <style:style style:name="T20" style:family="text">
      <style:text-properties style:text-position="sub 58%" style:font-name-complex="OpenSymbol"/>
    </style:style>
    <style:style style:name="T21" style:family="text">
      <style:text-properties style:text-position="sub 58%" style:font-name-complex="Arial1"/>
    </style:style>
    <style:style style:name="T22" style:family="text">
      <style:text-properties style:text-position="sub 58%" fo:font-style="italic" style:font-style-asian="italic" style:font-name-complex="Arial1" style:font-style-complex="italic"/>
    </style:style>
    <style:style style:name="T23" style:family="text">
      <style:text-properties style:letter-kerning="false" style:font-name-asian="Times New Roman1" style:font-name-complex="TimesNewRomanPSMT"/>
    </style:style>
    <style:style style:name="T24" style:family="text">
      <style:text-properties officeooo:rsid="0015af41" style:letter-kerning="false" style:font-name-asian="Times New Roman1" style:font-name-complex="TimesNewRomanPSMT"/>
    </style:style>
    <style:style style:name="T25" style:family="text">
      <style:text-properties officeooo:rsid="0017592d" style:letter-kerning="false" style:font-name-asian="Times New Roman1" style:font-name-complex="TimesNewRomanPSMT"/>
    </style:style>
    <style:style style:name="T26" style:family="text">
      <style:text-properties style:font-name-complex="OpenSymbol"/>
    </style:style>
    <style:style style:name="T27" style:family="text">
      <style:text-properties style:font-name-complex="Arial1"/>
    </style:style>
    <style:style style:name="T28" style:family="text">
      <style:text-properties officeooo:rsid="001f613b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from-top" draw:ole-draw-aspect="1"/>
    </style:style>
    <style:style style:name="fr3" style:family="graphic" style:parent-style-name="OLE">
      <style:graphic-properties style:vertical-pos="top" style:vertical-rel="baseline" draw:ole-draw-aspect="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horizontal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2">Документация за п</text:span><text:span text:style-name="T1">роект</text:span></text:p>
      <text:p text:style-name="P2"/>
      <text:p text:style-name="P2">по Системи за Паралелна Обработка</text:p>
      <text:p text:style-name="P3"/>
      <text:p text:style-name="P3"/>
      <text:p text:style-name="P3"/>
      <text:p text:style-name="P3"/>
      <text:p text:style-name="P4">Паралелен Алгоритъм за</text:p>
      <text:p text:style-name="P1"><text:span text:style-name="T5">Изчисляване на </text:span><text:span text:style-name="T6">Неперовото число</text:span></text:p>
      <text:p text:style-name="P4"/>
      <text:p text:style-name="P4"/>
      <text:p text:style-name="P4"/>
      <text:p text:style-name="P3">Изготвил:</text:p>
      <text:p text:style-name="P1"><text:span text:style-name="T3"><text:s/></text:span><text:span text:style-name="T4">Васил Тодоров</text:span></text:p>
      <text:p text:style-name="P3"/>
      <text:p text:style-name="P3">Ръководител:</text:p>
      <text:p text:style-name="P3">ас. Христо Христов</text:p>
      <text:p text:style-name="P3"/>
      <text:p text:style-name="P3"/>
      <text:p text:style-name="P3"/>
      <text:p text:style-name="P3"/>
      <text:p text:style-name="P5">Проверил: ........................</text:p>
      <text:p text:style-name="P5">(ас. Христо Христов)</text:p>
      <text:p text:style-name="P5"/>
      <text:p text:style-name="P27"/>
      <text:p text:style-name="P27"><text:soft-page-break/></text:p>
      <text:list xml:id="list6119769134590707775" text:style-name="WWNum1">
        <text:list-item>
          <text:p text:style-name="P29">Постановка на задачата</text:p>
        </text:list-item>
      </text:list>
      <text:p text:style-name="P19"/>
      <text:p text:style-name="P18"><text:tab/><text:span text:style-name="T23">Числото </text:span><text:span text:style-name="T16">e</text:span><text:span text:style-name="T23"> може да бъде изчислен</text:span><text:span text:style-name="T24">о</text:span><text:span text:style-name="T23"> по различни начини. </text:span></text:p>
      <text:p text:style-name="P15">Един от тези начини е чрез сравнително бързо сходящият към <text:span text:style-name="T14">е</text:span><text:span text:style-name="T17"> ред:</text:span></text:p>
      <text:p text:style-name="P22"><draw:frame text:anchor-type="paragraph" draw:z-index="0" draw:style-name="gr1" draw:text-style-name="P32" svg:width="1.0197in" svg:height="0.0169in" draw:transform="rotate (-3.14159265358979) translate (1.55625in 0.214583333333333in)"><draw:image xlink:href="Pictures/100000000000005B000000024C4E3A58.jpg" xlink:type="simple" xlink:show="embed" xlink:actuate="onLoad"><text:p/></draw:image></draw:frame><text:span text:style-name="T15">e</text:span><text:span text:style-name="T26">=∑</text:span><text:span text:style-name="T15"> </text:span><text:span text:style-name="T18">2k</text:span><text:span text:style-name="T20">(</text:span><text:span text:style-name="T21">2k</text:span><text:span text:style-name="T19">+</text:span><text:span text:style-name="T20">)</text:span><text:span text:style-name="T18">1</text:span><text:span text:style-name="T22">!</text:span><text:span text:style-name="T15"> , k </text:span><text:span text:style-name="T26">=</text:span><text:span text:style-name="T27">0,...</text:span><text:span text:style-name="T15"> , </text:span><text:span text:style-name="T26">∞</text:span></text:p>
      <text:p text:style-name="P15"/>
      <text:p text:style-name="P15">Очевидно не можем да пресмятаме до безкрайност с помощта на краен компютър, но колкото повече членове на реда сумираме, толкова по-голяма точност получаваме.</text:p>
      <text:p text:style-name="P17"/>
      <text:p text:style-name="P20"/>
      <text:p text:style-name="P21">Вашата задача е да напишете програма за изчисление на числото e използвайки цитирания ред, която <text:s text:c="2"/>използва <text:s text:c="2"/>паралелни <text:s text:c="2"/>процеси <text:s text:c="2"/>(нишки) <text:s text:c="2"/>и <text:s text:c="2"/>осигурява <text:s text:c="2"/>пресмятането <text:s text:c="2"/>на <text:s/>e <text:s/>със <text:s text:c="2"/>зададена <text:s text:c="2"/>от потребителя точност. Изискванията към програмата са следните: </text:p>
      <text:p text:style-name="P21">(o) Команден параметър задава точността на пресмятанията. По Ваше желание, точността се изразява <text:s text:c="2"/>или <text:s text:c="2"/>в <text:s text:c="2"/>брой <text:s text:c="2"/>цифри <text:s text:c="2"/>след <text:s text:c="2"/>десетичната <text:s text:c="2"/>запетая <text:s text:c="2"/>или <text:s text:c="2"/>в <text:s text:c="2"/>брой <text:s text:c="2"/>членове <text:s text:c="2"/>на <text:s text:c="2"/>реда. <text:s text:c="2"/>Командният параметър задаващ точността има вида “-p 10000”; </text:p>
      <text:p text:style-name="P21">(о) Друг команден параметър задава максималния брой нишки (задачи) на които разделяме работата по пресмятането на e – например “–t 1” или “–tasks 3”; </text:p>
      <text:p text:style-name="P21">(о) Програмата извежда подходящи съобщения на различните етапи от работата си, както и времето отделено за изчисление и резултата от изчислението (стойността на e); </text:p>
      <text:p text:style-name="P16"><text:span text:style-name="T23">(o) Записва резултата от работа си (стойността на <text:s/>e) във изходен файл, зададен с подходящ параметър, например “–</text:span><text:span text:style-name="T25">o</text:span><text:span text:style-name="T23"> result.txt”. Ако този параметър е изпуснат, се избира име по подразбиране; </text:span></text:p>
      <text:p text:style-name="P21">(o) Да се осигури възможност за „quiet“ режим на работа на програмата, при който се извежда само времето отделено за изчисление на e, отново чрез подходящо избран друг команден параметър – например “–q”;</text:p>
      <text:p text:style-name="P14"/>
      <text:list xml:id="list1653721794973677796" text:style-name="WWNum2">
        <text:list-item>
          <text:p text:style-name="P30">Описание на реализирания алгоритъм</text:p>
        </text:list-item>
      </text:list>
      <text:p text:style-name="P6"/>
      <text:p text:style-name="P23"><text:span text:style-name="T7"><text:tab/>За паралелното решаване на задачата е избран подходът на многонишковото програмиране. </text:span><text:span text:style-name="T8">Тъй като всеки интервал може да се пресметне независимо от другите и накрая да се събере тяхната сума, това прави използването на независимо работещи нишки изключително удобно.</text:span></text:p>
      <text:p text:style-name="P23"><text:span text:style-name="T8"><text:tab/></text:span><text:span text:style-name="T9">С цел максимална точност е използвана библиотеката Apfloat, като сумата се смята от различните нишки с точност по подразбиране 1000 знака след десетичната запетая. </text:span><text:span text:style-name="T10">За изчисления на факториел, се използва клас FactorialCalculator, който използва BigInteger и кешира вече пресметнатите стойности в спосък. С цел максимална скорост, всички нишки използват една и </text:span><text:soft-page-break/><text:span text:style-name="T10">съща инстанция на класа. Списъкът използван за кеширане е синхронизиран.</text:span></text:p>
      <text:p text:style-name="P23"><text:span text:style-name="T10"><text:tab/></text:span><text:span text:style-name="T11">За разлика от стандартният подход с разделяне на парчета и пресмятане на сумата, с цел максимална ефективност съм избрал друг подход. Всяка нишка получава seed (съвпадаш с номера на нишката) и броят на нишките (използван за стъпка). Така всяка нишка смята сумата на seed + k * threadCount, k = 0,1, 2, ... </text:span></text:p>
      <text:p text:style-name="P24"><text:span text:style-name="T11">П</text:span><text:span text:style-name="T7">ричина за изборът на този метод е, че така трудността на изчисленията е по-равномерно разпределена. Наблюдението ми беше върху тестване с 600 члена и 4 нишки. Нишката която изчисляваше от 1ви до 150ти член свършваше за около 30% по-бързо време, от колкото нишката изчисляваща от 450ти до 600тен член. При по-големи числа, разликата може да се увеличи допълнително.</text:span></text:p>
      <text:p text:style-name="P9"><text:tab/></text:p>
      <text:p text:style-name="P8"/>
      <text:list xml:id="list2960199251198696378" text:style-name="WWNum3">
        <text:list-item>
          <text:p text:style-name="P31">Тестови замервания и анализ на метричните показатели</text:p>
        </text:list-item>
      </text:list>
      <text:p text:style-name="P7"/>
      <text:p text:style-name="Standard"><text:span text:style-name="T7"><text:tab/>Разработено е приложение на JAVA и е тествано на </text:span><text:span text:style-name="T12">мобилен процесор Intel I5-3210M, разполагащ </text:span><text:span text:style-name="T13">с</text:span><text:span text:style-name="T12"> 2 физически и 4 логически ядра, с</text:span><text:span text:style-name="T7"> цел да се оценят ускорението S (забързване, speed-up) и ефективността Е <text:tab/>(efficiency) на описания алгоритъм, където ако T(p) е времето необходимо за завършване на работата на алгоритъм с p на брой нишки то:</text:span></text:p>
      <text:p text:style-name="P8"/>
      <text:p text:style-name="P10">S(p) = T(1)/T(p)</text:p>
      <text:p text:style-name="P10">E(p) = S(p)/p <text:s text:c="4"/></text:p>
      <text:p text:style-name="Standard"/>
      <text:p text:style-name="Standard"><draw:frame draw:style-name="fr1" draw:name="Object3" text:anchor-type="paragraph" svg:width="6.672in" svg:height="4.1681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26"><draw:frame draw:style-name="fr1" draw:name="Object4" text:anchor-type="paragraph" svg:width="6.6902in" svg:height="3.8575in" draw:z-index="1"><draw:object xlink:href="./Object 8" xlink:type="simple" xlink:show="embed" xlink:actuate="onLoad"/><draw:image xlink:href="./ObjectReplacements/Object 8" xlink:type="simple" xlink:show="embed" xlink:actuate="onLoad"/></draw:frame><text:soft-page-break/>Следващите 2 диаграми са изготвени на база резултатите от пресмятане с 4000 члена на реда.</text:p>
      <text:p text:style-name="P26"/>
      <text:p text:style-name="P25"><draw:frame draw:style-name="fr2" draw:name="Object1" text:anchor-type="as-char" svg:y="-3.0063in" svg:width="6.252in" svg:height="3.3366in" draw:z-index="5"><draw:object xlink:href="./Object 3" xlink:type="simple" xlink:show="embed" xlink:actuate="onLoad"/><draw:image xlink:href="./ObjectReplacements/Object 3" xlink:type="simple" xlink:show="embed" xlink:actuate="onLoad"/><svg:title>Пресмятане за 1600 члена на реда.</svg:title><svg:desc>chart</svg:desc></draw:frame></text:p>
      <text:p text:style-name="P25"/>
      <text:p text:style-name="P25">Както се забелязва, при изчисляването на реда с повече членове, ускорението е пропорционално на броя на нишките. Предполагам че при 3 и 4 нишки няма разлика, защото <text:s/>процесорът е с 4 логически ядра и 1то винаги е натоварено с операционна система и друг софтуер като Eclipse / Writer / Skype / Chromium. <text:span text:style-name="T28">На процесор с повече физически и логически ядра, пропорцията би следвало да се запази при повече от 3 нишки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3" draw:name="1" text:anchor-type="as-char" svg:width="6.3193in" svg:height="3.9717in" draw:z-index="3"><draw:object xlink:href="./Object 6" xlink:type="simple" xlink:show="embed" xlink:actuate="onLoad"/><draw:image xlink:href="./ObjectReplacements/Object 6" xlink:type="simple" xlink:show="embed" xlink:actuate="onLoad"/><svg:desc>chart</svg:desc></draw:frame></text:p>
      <text:p text:style-name="Standard"/>
      <text:p text:style-name="Standard"/>
      <text:p text:style-name="Standard"/>
      <text:p text:style-name="Standard"/>
      <text:p text:style-name="P11">Забележка: Като темплейт е използвана примерният проект, кръстен "Nenkov.Pi.Calculator"</text:p>
      <text:p text:style-name="P11"/>
      <text:p text:style-name="P12"><draw:frame draw:style-name="fr1" draw:name="Object2" text:anchor-type="paragraph" svg:width="6.672in" svg:height="4.1681in" draw:z-index="4"><draw:object xlink:href="./Object 2" xlink:type="simple" xlink:show="embed" xlink:actuate="onLoad"/><draw:image xlink:href="./ObjectReplacements/Object 2" xlink:type="simple" xlink:show="embed" xlink:actuate="onLoad"/><svg:desc>chart</svg:desc></draw:frame><text:soft-page-break/><draw:frame draw:style-name="fr2" draw:name="Object5" text:anchor-type="as-char" svg:y="-3.0063in" svg:width="6.252in" svg:height="3.3366in" draw:z-index="6"><draw:object xlink:href="./Object 4" xlink:type="simple" xlink:show="embed" xlink:actuate="onLoad"/><draw:image xlink:href="./ObjectReplacements/Object 4" xlink:type="simple" xlink:show="embed" xlink:actuate="onLoad"/><svg:title>Пресмятане за 1600 члена на реда.</svg:title><svg:desc>chart</svg:desc></draw:frame></text:p>
      <text:p text:style-name="P12"/>
      <text:p text:style-name="P12"><text:soft-page-break/><draw:frame draw:style-name="fr3" draw:name="Object6" text:anchor-type="as-char" svg:width="6.3193in" svg:height="3.9717in" draw:z-index="7"><draw:object xlink:href="./Object 5" xlink:type="simple" xlink:show="embed" xlink:actuate="onLoad"/><draw:image xlink:href="./ObjectReplacements/Object 5" xlink:type="simple" xlink:show="embed" xlink:actuate="onLoad"/><svg:desc>chart</svg:desc></draw:frame></text:p>
      <text:p text:style-name="P13">6k memb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Tahoma1" svg:font-family="Tahoma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zxx" fo:country="none" style:letter-kerning="true" style:font-name-asian="Times New Roman1" style:font-size-asian="10pt" style:language-asian="zxx" style:country-asian="none" style:font-name-complex="Times New Roman1" style:font-size-complex="10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0pt" fo:language="zxx" fo:country="none" style:letter-kerning="true" style:font-name-asian="Times New Roman1" style:font-size-asian="10pt" style:language-asian="zxx" style:country-asian="none" style:font-name-complex="Times New Roman1" style:font-size-complex="10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font-size="12pt" style:letter-kerning="true" style:font-name-asian="Lucida Sans Unicode" style:font-family-asian="'Lucida Sans Unicode'" style:font-family-generic-asian="system" style:font-pitch-asian="variable" style:font-size-asian="12pt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Tahoma" style:font-family-complex="Tahoma" style:font-family-generic-complex="system" style:font-pitch-complex="variable" style:font-style-complex="italic"/>
    </style:style>
    <style:style style:name="Illustration" style:family="paragraph" style:parent-style-name="caption" style:default-outline-level="" style:class="extra"/>
    <style:style style:name="Text" style:family="paragraph" style:parent-style-name="caption" style:default-outline-level="" style:class="extra"/>
    <style:style style:name="HTML_20_Preformatted" style:display-name="HTML Preformatted" style:family="paragraph" style:parent-style-name="Standard" style:default-outline-level="">
      <style:paragraph-properties fo:orphans="2" fo:widows="2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bg" style:country-asian="BG" style:font-name-complex="Courier New1" style:font-family-complex="'Courier New'" style:font-family-generic-complex="system" style:font-pitch-complex="variable" style:font-size-complex="10pt" fo:hyphenate="true" fo:hyphenation-remain-char-count="2" fo:hyphenation-push-char-count="2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i Popov</meta:initial-creator>
    <meta:editing-cycles>34</meta:editing-cycles>
    <meta:print-date>1601-01-01T00:00:00</meta:print-date>
    <meta:creation-date>2011-06-13T22:41:00</meta:creation-date>
    <dc:date>2015-05-23T15:53:13.448366042</dc:date>
    <meta:editing-duration>PT3H21M10S</meta:editing-duration>
    <meta:generator>LibreOffice/4.2.7.2$Linux_X86_64 LibreOffice_project/420m0$Build-2</meta:generator>
    <meta:document-statistic meta:table-count="0" meta:image-count="0" meta:object-count="7" meta:page-count="7" meta:paragraph-count="39" meta:word-count="643" meta:character-count="4195" meta:non-whitespace-character-count="3519"/>
    <meta:user-defined meta:name="AppVersion">12.0000</meta:user-defined>
    <meta:user-defined meta:name="Company">Snupiiii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947cm" svg:height="10.586cm" xlink:href="." xlink:type="simple" chart:class="chart:bar" chart:style-name="ch1">
        <chart:title svg:x="6.392cm" svg:y="0.347cm" chart:style-name="ch2">
          <text:p>1600 члена на реда</text:p>
        </chart:title>
        <chart:plot-area chart:style-name="ch3" chart:data-source-has-labels="both" svg:x="1.349cm" svg:y="1.363cm" svg:width="15.26cm" svg:height="8.031cm">
          <chartooo:coordinate-region svg:x="2.526cm" svg:y="1.562cm" svg:width="14.083cm" svg:height="7.185cm"/>
          <chart:axis chart:dimension="x" chart:name="primary-x" chart:style-name="ch4" chartooo:axis-type="auto">
            <chartooo:date-scale/>
            <chart:title svg:x="8.326cm" svg:y="9.605cm" chart:style-name="ch5">
              <text:p>Threads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6.295cm" chart:style-name="ch7">
              <text:p>Miliseconds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lisecon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000">
                <text:p>17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00">
                <text:p>10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50">
                <text:p>83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70">
                <text:p>83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947cm" svg:height="10.586cm" xlink:href="." xlink:type="simple" chart:class="chart:bar" chart:style-name="ch1">
        <chart:title svg:x="6.392cm" svg:y="0.347cm" chart:style-name="ch2">
          <text:p>6000 члена на реда</text:p>
        </chart:title>
        <chart:plot-area chart:style-name="ch3" chart:data-source-has-labels="both" svg:x="1.349cm" svg:y="1.363cm" svg:width="15.26cm" svg:height="8.031cm">
          <chartooo:coordinate-region svg:x="2.156cm" svg:y="1.562cm" svg:width="14.453cm" svg:height="7.185cm"/>
          <chart:axis chart:dimension="x" chart:name="primary-x" chart:style-name="ch4" chartooo:axis-type="auto">
            <chartooo:date-scale/>
            <chart:title svg:x="8.326cm" svg:y="9.605cm" chart:style-name="ch5">
              <text:p>Threads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6.295cm" chart:style-name="ch7">
              <text:p>Miliseconds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lisecon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link-data-style-to-source="true"/>
      <style:graphic-properties draw:stroke="none" draw:fill-color="#92c3d5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4299b0"/>
      <style:text-properties fo:font-size="10pt" style:font-size-asian="10pt" style:font-size-complex="10pt"/>
    </style:style>
    <style:style style:name="ch9" style:family="chart">
      <style:graphic-properties svg:stroke-width="0.071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8cm" svg:height="8.475cm" xlink:href="." xlink:type="simple" chart:class="chart:area" chart:style-name="ch1">
        <chart:legend chart:legend-position="end" svg:x="12.902cm" svg:y="3.636cm" style:legend-expansion="high" chart:style-name="ch2"/>
        <chart:plot-area chart:style-name="ch3" chart:data-source-has-labels="both" svg:x="0.317cm" svg:y="0.169cm" svg:width="12.268cm" svg:height="8.137cm">
          <chartooo:coordinate-region svg:x="1.097cm" svg:y="0.395cm" svg:width="11.38cm" svg:height="7.211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area">
            <chart:data-point chart:repeated="4"/>
          </chart:series>
          <chart:series chart:style-name="ch8" chart:values-cell-range-address="local-table.$C$2:.$C$5" chart:label-cell-address="local-table.$C$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celleration</text:p>
              </table:table-cell>
              <table:table-cell office:value-type="string">
                <text:p>Threa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1">
                <text:p>1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6">
                <text:p>2.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7">
                <text:p>2.87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link-data-style-to-source="true"/>
      <style:graphic-properties draw:stroke="none" draw:fill-color="#92c3d5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4299b0"/>
      <style:text-properties fo:font-size="10pt" style:font-size-asian="10pt" style:font-size-complex="10pt"/>
    </style:style>
    <style:style style:name="ch9" style:family="chart">
      <style:graphic-properties svg:stroke-width="0.071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8cm" svg:height="8.475cm" xlink:href="." xlink:type="simple" chart:class="chart:area" chart:style-name="ch1">
        <chart:legend chart:legend-position="end" svg:x="12.902cm" svg:y="3.636cm" style:legend-expansion="high" chart:style-name="ch2"/>
        <chart:plot-area chart:style-name="ch3" chart:data-source-has-labels="both" svg:x="0.317cm" svg:y="0.169cm" svg:width="12.268cm" svg:height="8.137cm">
          <chartooo:coordinate-region svg:x="0.991cm" svg:y="0.395cm" svg:width="11.381cm" svg:height="7.211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area">
            <chart:data-point chart:repeated="8"/>
          </chart:series>
          <chart:series chart:style-name="ch8" chart:values-cell-range-address="local-table.$C$2:.$C$9" chart:label-cell-address="local-table.$C$1" chart:class="chart:area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celleration</text:p>
              </table:table-cell>
              <table:table-cell office:value-type="string">
                <text:p>Threa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5">
                <text:p>1.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5">
                <text:p>3.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8">
                <text:p>7.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76">
                <text:p>13.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76">
                <text:p>13.76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link-data-style-to-source="true"/>
      <style:graphic-properties draw:stroke="none" draw:fill-color="#92c3d5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4299b0"/>
      <style:text-properties fo:font-size="10pt" style:font-size-asian="10pt" style:font-size-complex="10pt"/>
    </style:style>
    <style:style style:name="ch9" style:family="chart">
      <style:graphic-properties svg:stroke-width="0.071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.051cm" svg:height="10.087cm" xlink:href="." xlink:type="simple" chart:class="chart:area" chart:style-name="ch1">
        <chart:legend chart:legend-position="end" svg:x="13.629cm" svg:y="4.442cm" style:legend-expansion="high" chart:style-name="ch2"/>
        <chart:plot-area chart:style-name="ch3" chart:data-source-has-labels="both" svg:x="0.321cm" svg:y="0.201cm" svg:width="12.987cm" svg:height="9.685cm">
          <chartooo:coordinate-region svg:x="1.101cm" svg:y="0.427cm" svg:width="11.994cm" svg:height="8.759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area">
            <chart:data-point chart:repeated="8"/>
          </chart:series>
          <chart:series chart:style-name="ch8" chart:values-cell-range-address="local-table.$C$2:.$C$9" chart:label-cell-address="local-table.$C$1" chart:class="chart:area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</text:p>
              </table:table-cell>
              <table:table-cell office:value-type="string">
                <text:p>Threa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5">
                <text:p>0.9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3">
                <text:p>0.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">
                <text:p>0.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6">
                <text:p>0.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1">
                <text:p>0.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6">
                <text:p>0.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">
                <text:p>0.6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link-data-style-to-source="true"/>
      <style:graphic-properties draw:stroke="none" draw:fill-color="#92c3d5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4299b0"/>
      <style:text-properties fo:font-size="10pt" style:font-size-asian="10pt" style:font-size-complex="10pt"/>
    </style:style>
    <style:style style:name="ch9" style:family="chart">
      <style:graphic-properties svg:stroke-width="0.071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.051cm" svg:height="10.087cm" xlink:href="." xlink:type="simple" chart:class="chart:area" chart:style-name="ch1">
        <chart:legend chart:legend-position="end" svg:x="13.629cm" svg:y="4.442cm" style:legend-expansion="high" chart:style-name="ch2"/>
        <chart:plot-area chart:style-name="ch3" chart:data-source-has-labels="both" svg:x="0.321cm" svg:y="0.201cm" svg:width="12.987cm" svg:height="9.685cm">
          <chartooo:coordinate-region svg:x="1.101cm" svg:y="0.427cm" svg:width="12.099cm" svg:height="8.75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area">
            <chart:data-point chart:repeated="4"/>
          </chart:series>
          <chart:series chart:style-name="ch8" chart:values-cell-range-address="local-table.$C$2:.$C$5" chart:label-cell-address="local-table.$C$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</text:p>
              </table:table-cell>
              <table:table-cell office:value-type="string">
                <text:p>Threa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1">
                <text:p>0.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">
                <text:p>0.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2">
                <text:p>0.7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993cm" svg:height="9.798cm" xlink:href="." xlink:type="simple" chart:class="chart:bar" chart:style-name="ch1">
        <chart:title svg:x="6.415cm" svg:y="0.331cm" chart:style-name="ch2">
          <text:p>4000 члена на реда</text:p>
        </chart:title>
        <chart:plot-area chart:style-name="ch3" chart:data-source-has-labels="both" svg:x="1.35cm" svg:y="1.331cm" svg:width="15.304cm" svg:height="7.291cm">
          <chartooo:coordinate-region svg:x="2.712cm" svg:y="1.53cm" svg:width="13.942cm" svg:height="6.445cm"/>
          <chart:axis chart:dimension="x" chart:name="primary-x" chart:style-name="ch4" chartooo:axis-type="auto">
            <chartooo:date-scale/>
            <chart:title svg:x="8.349cm" svg:y="8.817cm" chart:style-name="ch5">
              <text:p>Threads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5.893cm" chart:style-name="ch7">
              <text:p>Miliseconds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9242">
                <text:p>1192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556">
                <text:p>6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185">
                <text:p>401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450">
                <text:p>4145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